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3.0354in"/>
    </style:style>
    <style:style style:name="co3" style:family="table-column">
      <style:table-column-properties fo:break-before="auto" style:column-width="3.4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 fo:border="0.74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</style:style>
    <style:style style:name="ce20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8000" fo:border="0.74pt solid #000000" style:vertical-align="middle"/>
    </style:style>
    <style:style style:name="ce22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4"/>
        <table:table-column table:style-name="co4" table:number-columns-repeated="1020" table:default-cell-style-name="ce11"/>
        <table:table-row table:style-name="ro1">
          <table:table-cell table:style-name="ce3" office:value-type="string" calcext:value-type="string">
            <text:p>keys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categr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ST_LOCALE_LOADED</text:p>
          </table:table-cell>
          <table:table-cell table:style-name="ce17" office:value-type="string" calcext:value-type="string">
            <text:p>English locale successfully loaded.</text:p>
          </table:table-cell>
          <table:table-cell table:style-name="ce17" office:value-type="string" calcext:value-type="string">
            <text:p>Українська локалізація успішно завантажена.</text:p>
          </table:table-cell>
          <table:table-cell table:style-name="ce17" office:value-type="string" calcext:value-type="string">
            <text:p>misc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B2_0</text:p>
          </table:table-cell>
          <table:table-cell table:style-name="ce18" office:value-type="string" calcext:value-type="string">
            <text:p>Absolute units:</text:p>
            <text:p>* Size: 6.32e+09 m</text:p>
            <text:p>* Temperature: 15669 K</text:p>
            <text:p>* Luminosity: 4.29e+29 W</text:p>
            <text:p/>
            <text:p>Sun units:</text:p>
            <text:p>* Size: 4.547 D</text:p>
            <text:p>* Temperature: 2.71 T</text:p>
            <text:p>* Luminosity: 1121 L</text:p>
            <text:p/>
            <text:p>Spectral data:</text:p>
            <text:p>* Type: B2</text:p>
            <text:p>* Peak wavelength: 185.0 nm</text:p>
            <text:p>* Peak wavelength type: far UV</text:p>
            <text:p/>
            <text:p>Temperature zone data:</text:p>
            <text:p>* Hot zone   : &lt; 1.00e+12 m</text:p>
            <text:p>* Warm zone  :   1.00e+12 ... 3.49e+12 m</text:p>
            <text:p>* Temp. zone :   3.49e+12 ... 4.94e+12 m</text:p>
            <text:p>* Cold zone  :   4.94e+12 ... 7.54e+12 m</text:p>
            <text:p>* Icy zone   : &gt; 4.77e+13 m</text:p>
          </table:table-cell>
          <table:table-cell table:style-name="ce18" office:value-type="string" calcext:value-type="string">
            <text:p>Абсолютні величини:</text:p>
            <text:p>* Розмір: 6.32e+09 м</text:p>
            <text:p>* Температура: 15669 К</text:p>
            <text:p>* Світність: 4.29e+29 Вт</text:p>
            <text:p/>
            <text:p>Відносно Сонця:</text:p>
            <text:p>* Розмір: 4.547 D</text:p>
            <text:p>* Температура: 2.71 T</text:p>
            <text:p>* Світність: 1121 L</text:p>
            <text:p/>
            <text:p>Спектральні дані:</text:p>
            <text:p>* Тип: B2</text:p>
            <text:p>* Пікова довжина хвилі: 185.0 нм</text:p>
            <text:p>* Тип пікового випромінювання: far UV</text:p>
            <text:p/>
            <text:p>Дані температурного зонування:</text:p>
            <text:p>* Гаряча зона  : &lt; 1.00e+12 м</text:p>
            <text:p>* Тепла зона   :   1.00e+12 ... 3.49e+12 м</text:p>
            <text:p>* Помірна зона :   3.49e+12 ... 4.94e+12 м</text:p>
            <text:p>* Холодна зона :   4.94e+12 ... 7.54e+12 м</text:p>
            <text:p>* Крижана зона : &gt; 4.77e+13 м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B2_0_SYSTEM</text:p>
          </table:table-cell>
          <table:table-cell table:style-name="ce18" office:value-type="string" calcext:value-type="string">
            <text:p>A planetary system around the Victory A star.</text:p>
          </table:table-cell>
          <table:table-cell table:style-name="ce18" office:value-type="string" calcext:value-type="string">
            <text:p>Планетарна система зірки Вікторі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B2_0_PLANET_0</text:p>
          </table:table-cell>
          <table:table-cell table:style-name="ce18" office:value-type="string" calcext:value-type="string">
            <text:p>Gas giant in Victory planetary system.</text:p>
          </table:table-cell>
          <table:table-cell table:style-name="ce18" office:value-type="string" calcext:value-type="string">
            <text:p>Газовий гігант у планетарній системі Вікторі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MAIN_M_159</text:p>
          </table:table-cell>
          <table:table-cell table:style-name="ce18" office:value-type="string" calcext:value-type="string">
            <text:p>A red dwarf in the heart of the Moirai cluster.</text:p>
          </table:table-cell>
          <table:table-cell table:style-name="ce18" office:value-type="string" calcext:value-type="string">
            <text:p>Червоний карлик у самому серці кластеру Мойр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MAIN_M_159_SYSTEM</text:p>
          </table:table-cell>
          <table:table-cell table:style-name="ce18" office:value-type="string" calcext:value-type="string">
            <text:p>A planetary system around the Spark A star.</text:p>
          </table:table-cell>
          <table:table-cell table:style-name="ce18" office:value-type="string" calcext:value-type="string">
            <text:p>Планетарна система зірки Спарк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G1_0_1</text:p>
          </table:table-cell>
          <table:table-cell table:style-name="ce18" office:value-type="string" calcext:value-type="string">
            <text:p>Absolute units:</text:p>
            <text:p>* Size: 1.45e+09 m</text:p>
            <text:p>* Temperature: 5313 K</text:p>
            <text:p>* Luminosity: 3.00e+26 W</text:p>
            <text:p/>
            <text:p>Sun units:</text:p>
            <text:p>* Size: 1.045 D</text:p>
            <text:p>* Temperature: 0.92 T</text:p>
            <text:p>* Luminosity: 0.783 L</text:p>
            <text:p/>
            <text:p>Spectral data:</text:p>
            <text:p>* Type: G1</text:p>
            <text:p>* Peak wavelength: 545.0 nm</text:p>
            <text:p>* Peak wavelength type: visible</text:p>
            <text:p/>
            <text:p>Temperature zone data:</text:p>
            <text:p>* Hot zone   : &lt; 2.65e+10 m</text:p>
            <text:p>* Warm zone  :   2.65e+10 ... 9.23e+10 m</text:p>
            <text:p>* Temp. zone :   9.23e+10 ... 1.31e+11 m</text:p>
            <text:p>* Cold zone  :   1.31e+11 ... 1.99e+11 m</text:p>
            <text:p>* Icy zone   : &gt; 1.26e+12 m</text:p>
          </table:table-cell>
          <table:table-cell table:style-name="ce18" office:value-type="string" calcext:value-type="string">
            <text:p>Абсолютні величини:</text:p>
            <text:p>* Розмір: 1.45e+09 м</text:p>
            <text:p>* Температура: 5313 К</text:p>
            <text:p>* Світність: 3.00e+26 Вт</text:p>
            <text:p/>
            <text:p>Відносно Сонця:</text:p>
            <text:p>* Розмір: 1.045 D</text:p>
            <text:p>* Температура: 0.92 T</text:p>
            <text:p>* Світність: 0.783 L</text:p>
            <text:p/>
            <text:p>Спектральні дані:</text:p>
            <text:p>* Тип: G1</text:p>
            <text:p>* Пікова довжина хвилі: 545.0 нм</text:p>
            <text:p>* Тип пікового випромінювання: visible</text:p>
            <text:p/>
            <text:p>Дані температурного зонування:</text:p>
            <text:p>* Гаряча зона  : &lt; 2.65e+10 м</text:p>
            <text:p>* Тепла зона   :   2.65e+10 ... 9.23e+10 м</text:p>
            <text:p>* Помірна зона :   9.23e+10 ... 1.31e+11 м</text:p>
            <text:p>* Холодна зона :   1.31e+11 ... 1.99e+11 м</text:p>
            <text:p>* Крижана зона : &gt; 1.26e+12 м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B2_0</text:p>
          </table:table-cell>
          <table:table-cell table:style-name="ce19" office:value-type="string" calcext:value-type="string">
            <text:p>Victory A</text:p>
          </table:table-cell>
          <table:table-cell table:style-name="ce19" office:value-type="string" calcext:value-type="string">
            <text:p>Вікторі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B2_0_SYSTEM</text:p>
          </table:table-cell>
          <table:table-cell table:style-name="ce19" office:value-type="string" calcext:value-type="string">
            <text:p>Victory</text:p>
          </table:table-cell>
          <table:table-cell table:style-name="ce19" office:value-type="string" calcext:value-type="string">
            <text:p>Вікторі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B2_0_PLANET_0</text:p>
          </table:table-cell>
          <table:table-cell table:style-name="ce19" office:value-type="string" calcext:value-type="string">
            <text:p>Victory b planet</text:p>
          </table:table-cell>
          <table:table-cell table:style-name="ce19" office:value-type="string" calcext:value-type="string">
            <text:p>Вікторі b плане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MAIN_M_159</text:p>
          </table:table-cell>
          <table:table-cell table:style-name="ce19" office:value-type="string" calcext:value-type="string">
            <text:p>Spark A</text:p>
          </table:table-cell>
          <table:table-cell table:style-name="ce19" office:value-type="string" calcext:value-type="string">
            <text:p>Спарк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MAIN_M_159_SYSTEM</text:p>
          </table:table-cell>
          <table:table-cell table:style-name="ce19" office:value-type="string" calcext:value-type="string">
            <text:p>Spark</text:p>
          </table:table-cell>
          <table:table-cell table:style-name="ce19" office:value-type="string" calcext:value-type="string">
            <text:p>Спарк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G1_0_1</text:p>
          </table:table-cell>
          <table:table-cell table:style-name="ce19" office:value-type="string" calcext:value-type="string">
            <text:p>Victory B</text:p>
          </table:table-cell>
          <table:table-cell table:style-name="ce19" office:value-type="string" calcext:value-type="string">
            <text:p>Вікторі B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DEBUG</text:p>
          </table:table-cell>
          <table:table-cell table:style-name="ce20" office:value-type="string" calcext:value-type="string">
            <text:p>Debug</text:p>
          </table:table-cell>
          <table:table-cell table:style-name="ce20" office:value-type="string" calcext:value-type="string">
            <text:p>Налагодженн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DESKTOP_GUI</text:p>
          </table:table-cell>
          <table:table-cell table:style-name="ce20" office:value-type="string" calcext:value-type="string">
            <text:p>Desktop GUI</text:p>
          </table:table-cell>
          <table:table-cell table:style-name="ce20" office:value-type="string" calcext:value-type="string">
            <text:p>Комп'юте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UTTON_INFO</text:p>
          </table:table-cell>
          <table:table-cell table:style-name="ce21" office:value-type="string" calcext:value-type="string">
            <text:p>Info</text:p>
          </table:table-cell>
          <table:table-cell table:style-name="ce21" office:value-type="string" calcext:value-type="string">
            <text:p>Інформаці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UTTON_OPTIONS_AUDIO</text:p>
          </table:table-cell>
          <table:table-cell table:style-name="ce20" office:value-type="string" calcext:value-type="string">
            <text:p>Options audio</text:p>
          </table:table-cell>
          <table:table-cell table:style-name="ce20" office:value-type="string" calcext:value-type="string">
            <text:p><text:span text:style-name="T1">Опції</text:span> звуку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OPTIONS_GENERAL</text:p>
          </table:table-cell>
          <table:table-cell table:style-name="ce20" office:value-type="string" calcext:value-type="string">
            <text:p>Options general</text:p>
          </table:table-cell>
          <table:table-cell table:style-name="ce20" office:value-type="string" calcext:value-type="string">
            <text:p><text:span text:style-name="T1">Опції</text:span> загальні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OPTIONS_GRAPHIC</text:p>
          </table:table-cell>
          <table:table-cell table:style-name="ce20" office:value-type="string" calcext:value-type="string">
            <text:p>Options graphic</text:p>
          </table:table-cell>
          <table:table-cell table:style-name="ce20" office:value-type="string" calcext:value-type="string">
            <text:p>Опції графік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QUIT</text:p>
          </table:table-cell>
          <table:table-cell table:style-name="ce20" office:value-type="string" calcext:value-type="string">
            <text:p>Quit</text:p>
          </table:table-cell>
          <table:table-cell table:style-name="ce20" office:value-type="string" calcext:value-type="string">
            <text:p>Вий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RESUME</text:p>
          </table:table-cell>
          <table:table-cell table:style-name="ce20" office:value-type="string" calcext:value-type="string">
            <text:p>Resume</text:p>
          </table:table-cell>
          <table:table-cell table:style-name="ce20" office:value-type="string" calcext:value-type="string">
            <text:p>Продовжи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START</text:p>
          </table:table-cell>
          <table:table-cell table:style-name="ce20" office:value-type="string" calcext:value-type="string">
            <text:p>New game</text:p>
          </table:table-cell>
          <table:table-cell table:style-name="ce20" office:value-type="string" calcext:value-type="string">
            <text:p>Нова гра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START_CONFIRM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Розпоча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TOUCH_GUI</text:p>
          </table:table-cell>
          <table:table-cell table:style-name="ce20" office:value-type="string" calcext:value-type="string">
            <text:p>Touchscreen GUI</text:p>
          </table:table-cell>
          <table:table-cell table:style-name="ce20" office:value-type="string" calcext:value-type="string">
            <text:p>Сенсо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TOUCH_SWAP_CONTROLS</text:p>
          </table:table-cell>
          <table:table-cell table:style-name="ce20" office:value-type="string" calcext:value-type="string">
            <text:p>Swap touch controls position</text:p>
          </table:table-cell>
          <table:table-cell table:style-name="ce20" office:value-type="string" calcext:value-type="string">
            <text:p>Змінити положення контролерів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GUI_COLOR</text:p>
          </table:table-cell>
          <table:table-cell table:style-name="ce22" office:value-type="string" calcext:value-type="string">
            <text:p>GUI color</text:p>
          </table:table-cell>
          <table:table-cell table:style-name="ce22" office:value-type="string" calcext:value-type="string">
            <text:p>Колір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GUI_COLOR_POWER</text:p>
          </table:table-cell>
          <table:table-cell table:style-name="ce22" office:value-type="string" calcext:value-type="string">
            <text:p>GUI color power</text:p>
          </table:table-cell>
          <table:table-cell table:style-name="ce22" office:value-type="string" calcext:value-type="string">
            <text:p>Інтенсивність </text:p>
            <text:p>кольору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AUTOPILOT</text:p>
          </table:table-cell>
          <table:table-cell table:style-name="ce22" office:value-type="string" calcext:value-type="string">
            <text:p>Autopilot</text:p>
          </table:table-cell>
          <table:table-cell table:style-name="ce22" office:value-type="string" calcext:value-type="string">
            <text:p>Автопілот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GUI_OPACITY</text:p>
          </table:table-cell>
          <table:table-cell table:style-name="ce22" office:value-type="string" calcext:value-type="string">
            <text:p>Change GUI opacity in game (click multiple times)</text:p>
          </table:table-cell>
          <table:table-cell table:style-name="ce22" office:value-type="string" calcext:value-type="string">
            <text:p>Змінити прозорість ГІК (в декілька кліків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NEBULA</text:p>
          </table:table-cell>
          <table:table-cell table:style-name="ce22" office:value-type="string" calcext:value-type="string">
            <text:p>Navigation list: nebulas and constellations</text:p>
          </table:table-cell>
          <table:table-cell table:style-name="ce22" office:value-type="string" calcext:value-type="string">
            <text:p>Навігаційний список: туманності і сузір'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ABEL_INFO_NAV_OBJECT</text:p>
          </table:table-cell>
          <table:table-cell table:style-name="ce22" office:value-type="string" calcext:value-type="string">
            <text:p>Navigation list: structures and objects</text:p>
          </table:table-cell>
          <table:table-cell table:style-name="ce22" office:value-type="string" calcext:value-type="string">
            <text:p>Навігаційний список: структури і об'єк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PLANET</text:p>
          </table:table-cell>
          <table:table-cell table:style-name="ce22" office:value-type="string" calcext:value-type="string">
            <text:p>Navigation list: planets</text:p>
          </table:table-cell>
          <table:table-cell table:style-name="ce22" office:value-type="string" calcext:value-type="string">
            <text:p>Навігаційний список: плане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STAR</text:p>
          </table:table-cell>
          <table:table-cell table:style-name="ce22" office:value-type="string" calcext:value-type="string">
            <text:p>Navigation list: stars</text:p>
          </table:table-cell>
          <table:table-cell table:style-name="ce22" office:value-type="string" calcext:value-type="string">
            <text:p>Навігаційний список: зірк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SYSTEM</text:p>
          </table:table-cell>
          <table:table-cell table:style-name="ce22" office:value-type="string" calcext:value-type="string">
            <text:p>Navigation list: star systems</text:p>
          </table:table-cell>
          <table:table-cell table:style-name="ce22" office:value-type="string" calcext:value-type="string">
            <text:p>Навігаційний список: зоряні систем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OPTIONS</text:p>
          </table:table-cell>
          <table:table-cell table:style-name="ce22" office:value-type="string" calcext:value-type="string">
            <text:p>Open options menu</text:p>
          </table:table-cell>
          <table:table-cell table:style-name="ce22" office:value-type="string" calcext:value-type="string">
            <text:p>Відкрити опції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SHIP</text:p>
          </table:table-cell>
          <table:table-cell table:style-name="ce22" office:value-type="string" calcext:value-type="string">
            <text:p>Ship menu (PLACEHOLDER)</text:p>
          </table:table-cell>
          <table:table-cell table:style-name="ce22" office:value-type="string" calcext:value-type="string">
            <text:p>Меню корабл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TARGET</text:p>
          </table:table-cell>
          <table:table-cell table:style-name="ce22" office:value-type="string" calcext:value-type="string">
            <text:p>Target (currently clears target only)</text:p>
          </table:table-cell>
          <table:table-cell table:style-name="ce22" office:value-type="string" calcext:value-type="string">
            <text:p>Ціль (наразі лише прибирає вибір цілі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TURRET_CAMERA</text:p>
          </table:table-cell>
          <table:table-cell table:style-name="ce22" office:value-type="string" calcext:value-type="string">
            <text:p>Camera turret (orbit) mode</text:p>
          </table:table-cell>
          <table:table-cell table:style-name="ce22" office:value-type="string" calcext:value-type="string">
            <text:p>Режим турелі камер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SCREEN_RES</text:p>
          </table:table-cell>
          <table:table-cell table:style-name="ce22" office:value-type="string" calcext:value-type="string">
            <text:p>3D quality</text:p>
          </table:table-cell>
          <table:table-cell table:style-name="ce22" office:value-type="string" calcext:value-type="string">
            <text:p>Якість 3D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START_CONFIRM</text:p>
          </table:table-cell>
          <table:table-cell table:style-name="ce22" office:value-type="string" calcext:value-type="string">
            <text:p>Do you want to start a new game?</text:p>
          </table:table-cell>
          <table:table-cell table:style-name="ce22" office:value-type="string" calcext:value-type="string">
            <text:p>Ви бажаєте розпочати нову гру?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ABEL_START_PROMPT</text:p>
          </table:table-cell>
          <table:table-cell table:style-name="ce22" office:value-type="string" calcext:value-type="string">
            <text:p>Select GUI mode depending on your device</text:p>
          </table:table-cell>
          <table:table-cell table:style-name="ce22" office:value-type="string" calcext:value-type="string">
            <text:p>Оберіть ГІК в залежності від вашого пристрою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D4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3">
      <number:number number:decimal-places="5" number:min-decimal-places="5" number:min-integer-digits="1"/>
      <number:text>%</number:text>
    </number:percentage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0T17:43:06.451447144</dc:date>
    <meta:editing-duration>P1DT23H37M25S</meta:editing-duration>
    <meta:editing-cycles>54</meta:editing-cycles>
    <meta:generator>LibreOffice/7.4.5.1$Linux_X86_64 LibreOffice_project/9c0871452b3918c1019dde9bfac75448afc4b57f</meta:generator>
    <meta:document-statistic meta:table-count="1" meta:cell-count="168" meta:object-count="0"/>
  </office:meta>
</office:document-meta>
</file>